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1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4cm"/>
    </style:style>
    <style:style style:name="pr6" style:family="presentation" style:parent-style-name="Padrão-subtitle">
      <style:graphic-properties draw:fill-color="#ffffff" fo:min-height="19.363cm"/>
    </style:style>
    <style:style style:name="pr7" style:family="presentation" style:parent-style-name="Padrão-subtitle">
      <style:graphic-properties draw:fill-color="#ffffff" fo:min-height="18.963cm"/>
    </style:style>
    <style:style style:name="pr8" style:family="presentation" style:parent-style-name="Padrão-subtitle">
      <style:graphic-properties draw:fill-color="#ffffff" fo:min-height="19.5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8pt" fo:font-style="normal" fo:text-shadow="none" style:text-underline-style="none" fo:font-weight="normal" style:letter-kerning="true" fo:background-color="transparent" style:font-name-asian="Microsoft YaHei" style:font-size-asian="88pt" style:font-style-asian="normal" style:font-weight-asian="normal" style:font-name-complex="Arial" style:font-size-complex="8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Microsoft YaHei" style:font-style-asian="normal" style:font-weight-asian="normal" style:font-name-complex="Arial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763cm" svg:x="1.4cm" svg:y="0.837cm" presentation:class="subtitle" presentation:user-transformed="true">
          <draw:text-box>
            <text:p text:style-name="P1"><text:span text:style-name="T1">Nuvem de Unção</text:span></text:p>
            <text:p text:style-name="P1"><text:span text:style-name="T2"><text:tab/></text:span><text:span text:style-name="T3">Shirley Carvalha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4" draw:layer="layout" svg:width="25.199cm" svg:height="19.163cm" svg:x="1.4cm" svg:y="0.837cm" presentation:class="subtitle" presentation:user-transformed="true">
          <draw:text-box>
            <text:p><text:span text:style-name="T4">Há uma nuvem de unção</text:span></text:p>
            <text:p><text:span text:style-name="T4">que toma esse lugar..</text:span></text:p>
            <text:p><text:span text:style-name="T4">Há uma força sobrenatural chegando pra curar </text:span></text:p>
            <text:p><text:span text:style-name="T4">É forte o vento que está</text:span></text:p>
            <text:p><text:span text:style-name="T4">soprando aqui agora, </text:span></text:p>
            <text:p><text:span text:style-name="T4">Mandando o mal embora.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4" draw:layer="layout" svg:width="25.199cm" svg:height="19.4cm" svg:x="1.401cm" svg:y="0.8cm" presentation:class="subtitle" presentation:user-transformed="true">
          <draw:text-box>
            <text:p><text:span text:style-name="T4">O canto da nova Jerusalém</text:span></text:p>
            <text:p><text:span text:style-name="T4">eu ouço aqui.</text:span></text:p>
            <text:p><text:span text:style-name="T4">A sua gratidão chegou</text:span></text:p>
            <text:p><text:span text:style-name="T4">ao trono do El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4" draw:layer="layout" svg:width="25.199cm" svg:height="19.363cm" svg:x="1.4cm" svg:y="0.837cm" presentation:class="subtitle" presentation:user-transformed="true">
          <draw:text-box>
            <text:p><text:span text:style-name="T4">Eu profetizo falência</text:span></text:p>
            <text:p><text:span text:style-name="T4">da miséria à dor.</text:span></text:p>
            <text:p><text:span text:style-name="T4">Eu profetizo a ruína do</text:span></text:p>
            <text:p><text:span text:style-name="T4">mal que te humilhou,</text:span></text:p>
            <text:p><text:span text:style-name="T4">Eu profetizo, eu, profetizo a</text:span></text:p>
            <text:p><text:span text:style-name="T4">volta de quem te deixou,</text:span></text:p>
            <text:p><text:span text:style-name="T4">Que seja restituído o teu valor 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7" draw:text-style-name="P4" draw:layer="layout" svg:width="26.6cm" svg:height="18.963cm" svg:x="0.6cm" svg:y="0.837cm" presentation:class="subtitle" presentation:user-transformed="true">
          <draw:text-box>
            <text:p><text:span text:style-name="T4">Que venha em bonança a tua vitória,</text:span></text:p>
            <text:p><text:span text:style-name="T4">Não seja amanhã, que seja agora,</text:span></text:p>
            <text:p><text:span text:style-name="T4">Em nome do senhor.</text:span></text:p>
            <text:p><text:span text:style-name="T4">Que venha em bonança a tua vitória,</text:span></text:p>
            <text:p><text:span text:style-name="T4">Não seja amanhã, que seja agora,</text:span></text:p>
            <text:p><text:span text:style-name="T4">Em nome do senhor, oh o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8" draw:text-style-name="P4" draw:layer="layout" svg:width="27cm" svg:height="19.563cm" svg:x="0.6cm" svg:y="0.837cm" presentation:class="subtitle" presentation:user-transformed="true">
          <draw:text-box>
            <text:p><text:span text:style-name="T4">Eu determino que sobre você,</text:span></text:p>
            <text:p><text:span text:style-name="T4">Desça a glória de Deus e o poder</text:span></text:p>
            <text:p><text:span text:style-name="T4">E que seja sarada tua casa tua família,</text:span></text:p>
            <text:p><text:span text:style-name="T4">Eu Profetizo que o vento passou,</text:span></text:p>
            <text:p><text:span text:style-name="T4">E uma chuva Serôdia chegou</text:span></text:p>
            <text:p><text:span text:style-name="T4">Na tua casa, sobre tua ca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6" draw:text-style-name="P4" draw:layer="layout" svg:width="25.199cm" svg:height="19.363cm" svg:x="1.4cm" svg:y="0.837cm" presentation:class="subtitle" presentation:user-transformed="true">
          <draw:text-box>
            <text:p text:style-name="P5"><text:span text:style-name="T4">O canto da nova Jerusalém</text:span></text:p>
            <text:p text:style-name="P5"><text:span text:style-name="T4">eu ouço aqui.</text:span></text:p>
            <text:p text:style-name="P5"><text:span text:style-name="T4">A sua gratidão chegou ao</text:span></text:p>
            <text:p text:style-name="P5"><text:span text:style-name="T4">trono do El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7" draw:text-style-name="P4" draw:layer="layout" svg:width="25.199cm" svg:height="18.963cm" svg:x="1.4cm" svg:y="0.837cm" presentation:class="subtitle" presentation:user-transformed="true">
          <draw:text-box>
            <text:p text:style-name="P5"><text:span text:style-name="T4">Eu profetizo falência da</text:span></text:p>
            <text:p text:style-name="P5"><text:span text:style-name="T4">miséria à dor.</text:span></text:p>
            <text:p text:style-name="P5"><text:span text:style-name="T4">Eu profetizo a ruína do</text:span></text:p>
            <text:p text:style-name="P5"><text:span text:style-name="T4">mal que te humilhou,</text:span></text:p>
            <text:p text:style-name="P5"><text:span text:style-name="T4">Eu profetizo, eu, profetizo a</text:span></text:p>
            <text:p text:style-name="P5"><text:span text:style-name="T4">volta de quem te deixou,</text:span></text:p>
            <text:p text:style-name="P5"><text:span text:style-name="T4">Que seja restituído o teu val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6" draw:text-style-name="P4" draw:layer="layout" svg:width="27cm" svg:height="19.363cm" svg:x="0.6cm" svg:y="0.837cm" presentation:class="subtitle" presentation:user-transformed="true">
          <draw:text-box>
            <text:p text:style-name="P5"><text:span text:style-name="T4">Que venha em bonança a tua vitória,</text:span></text:p>
            <text:p text:style-name="P5"><text:span text:style-name="T4">Não seja amanhã, que seja agora,</text:span></text:p>
            <text:p text:style-name="P5"><text:span text:style-name="T4">Em nome do senhor.</text:span></text:p>
            <text:p text:style-name="P5"><text:span text:style-name="T4">Que venha em bonança a tua vitória,</text:span></text:p>
            <text:p text:style-name="P5"><text:span text:style-name="T4">Não seja amanhã, que seja agora,</text:span></text:p>
            <text:p text:style-name="P5"><text:span text:style-name="T4">Em nome do senhor, oh o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6" draw:text-style-name="P3" draw:layer="layout" svg:width="26.8cm" svg:height="19.363cm" svg:x="0.6cm" svg:y="0.837cm" presentation:class="subtitle" presentation:user-transformed="true">
          <draw:text-box>
            <text:p><text:span text:style-name="T4">Eu determino que sobre você,</text:span></text:p>
            <text:p><text:span text:style-name="T4">Desça a glória de Deus e o poder</text:span></text:p>
            <text:p><text:span text:style-name="T4">E que seja sarada tua</text:span></text:p>
            <text:p><text:span text:style-name="T4">casa tua família,</text:span></text:p>
            <text:p><text:span text:style-name="T4">Eu Profetizo que o vento passou,</text:span></text:p>
            <text:p><text:span text:style-name="T4">E uma chuva Serôdia chegou</text:span></text:p>
            <text:p><text:span text:style-name="T4">Na tua casa, sobre tua ca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6" draw:text-style-name="P3" draw:layer="layout" svg:width="25.199cm" svg:height="19.363cm" svg:x="1.4cm" svg:y="0.837cm" presentation:class="subtitle" presentation:user-transformed="true">
          <draw:text-box>
            <text:p><text:span text:style-name="T4">Eu Profetizo que o vento passou,</text:span></text:p>
            <text:p><text:span text:style-name="T4">E uma chuva Serôdia chegou</text:span></text:p>
            <text:p><text:span text:style-name="T4">Na tua casa, sobre tua ca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6:21:35.297000000</meta:creation-date>
    <dc:date>2017-01-07T12:34:39.338909233</dc:date>
    <meta:editing-duration>PT7M50S</meta:editing-duration>
    <meta:editing-cycles>7</meta:editing-cycles>
    <meta:generator>LibreOffice/5.2.4.2.1$Linux_X86_64 LibreOffice_project/20m0$Build-2</meta:generator>
    <meta:document-statistic meta:object-count="54"/>
  </office:meta>
</office:document-meta>
</file>